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style>
    <style:style style:name="P2" style:family="paragraph" style:parent-style-name="List_20_Paragraph" style:list-style-name="WW8Num1"/>
    <style:style style:name="T1" style:family="text">
      <style:text-properties style:font-name-complex="Arial"/>
    </style:style>
    <style:style style:name="T2" style:family="text">
      <style:text-properties fo:color="#000000" style:font-name="Arial" fo:font-size="12pt" fo:background-color="#ffffff" style:font-size-asian="12pt" style:font-name-complex="Arial" style:font-size-complex="12pt"/>
    </style:style>
    <style:style style:name="T3" style:family="text">
      <style:text-properties fo:color="#000000" style:font-name="Arial" fo:font-size="12pt" fo:font-weight="bold" fo:background-color="#ffffff" style:font-size-asian="12pt" style:font-weight-asian="bold" style:font-name-complex="Arial"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a de la capacitación</text:p>
      <text:p text:style-name="Standard"><text:span text:style-name="apple-style-span"><text:span text:style-name="T2">El curso de capacitación brindado a los programadores estuvo compuesto por 2 sesiones</text:span></text:span><text:span text:style-name="apple-style-span"><text:span text:style-name="T2"> <text:s/>en las que se cubrieron los siguientes temas:</text:span></text:span><text:span text:style-name="T2"><text:line-break/><text:line-break/></text:span><text:span text:style-name="apple-style-span"><text:span text:style-name="T3">Sesión 1:</text:span></text:span><text:span text:style-name="apple-style-span"><text:line-break/></text:span><text:span text:style-name="apple-style-span"><text:span text:style-name="T2">- Sintaxis PHP</text:span></text:span><text:span text:style-name="T2"><text:line-break/></text:span><text:span text:style-name="apple-style-span"><text:span text:style-name="T2">- Arquitectura de Qnet (mvc)</text:span></text:span><text:span text:style-name="T2"><text:line-break/></text:span><text:span text:style-name="apple-style-span"><text:span text:style-name="T2">- Rendering iterativo de GETs</text:span></text:span><text:span text:style-name="T2"><text:line-break/></text:span><text:span text:style-name="apple-style-span"><text:span text:style-name="T2">- Testing framework (teórica)</text:span></text:span><text:span text:style-name="T2"><text:line-break/><text:line-break/></text:span><text:span text:style-name="apple-style-span"><text:span text:style-name="T3">Sesión 2:</text:span></text:span><text:span text:style-name="T3"><text:line-break/></text:span><text:span text:style-name="apple-style-span"><text:span text:style-name="T2">- Metodología agile</text:span></text:span><text:span text:style-name="T2"><text:line-break/></text:span><text:span text:style-name="apple-style-span"><text:span text:style-name="T2">- Esquema de base de datos de Qnet</text:span></text:span><text:span text:style-name="T2"><text:line-break/></text:span><text:span text:style-name="apple-style-span"><text:span text:style-name="T2">- Handling de POSTs</text:span></text:span><text:span text:style-name="T2"><text:line-break/></text:span><text:span text:style-name="apple-style-span"><text:span text:style-name="T2">- Herramientas de desarrollo</text:span></text:span><text:span text:style-name="T2"><text:line-break/></text:span><text:span text:style-name="apple-style-span"><text:span text:style-name="T2">- Testing framework (práctica)</text:span></text:span><text:span text:style-name="T2"><text:line-break/><text:line-break/></text:span><text:span text:style-name="apple-style-span"><text:span text:style-name="T2">La capacitación concluyó con un taller de elaboración de tests, en el cuál los programadores pusieron a prueba distintos conocimientos incorporados durante el curso, incluyendo:</text:span></text:span></text:p>
      <text:list xml:id="list1133991956" text:style-name="WW8Num1">
        <text:list-item>
          <text:p text:style-name="P2"><text:span text:style-name="apple-style-span"><text:span text:style-name="T2"><text:s/>Conocimiento de la aplicación: Los programadores detectaron 3 features de Qnet no cubiertos por ningún test.</text:span></text:span></text:p>
        </text:list-item>
        <text:list-item>
          <text:p text:style-name="P2"><text:span text:style-name="apple-style-span"><text:span text:style-name="T2"><text:s/>Sintaxis PHP, conocimiento de la arquitectura de la aplicación y del funcionamiento del framework de testing: Los programadores generaron de forma individual un test cada uno.</text:span></text:span></text:p>
        </text:list-item>
        <text:list-item>
          <text:p text:style-name="P2"><text:span text:style-name="apple-style-span"><text:span text:style-name="T2"><text:s/>Conocimiento de las herramientas de desarrollo: Los programadores commitearon sus test mediante Tortoise SVN, lo cual disparó corridas automáticas de los tests mediante el framework. Además hicieron pull previamente desde Idea, para garantizar que no hubiera conflictos.</text:span></text:span></text:p>
        </text:list-item>
      </text:list>
      <text:p text:style-name="Standard"><text:span text:style-name="apple-style-span"><text:span text:style-name="T2"><text:line-break/></text:span></text:span><text:span text:style-name="apple-style-span"><text:span text:style-name="T2">Los resultados del curso fueron muy satisfactori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s" fo:country="A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s" fo:country="AR"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Default_20_Paragraph_20_Font" style:display-name="Default Paragraph Font" style:family="text"/>
    <style:style style:name="apple-style-spa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2:51:52</meta:creation-date>
    <meta:editing-cycles>1</meta:editing-cycles>
    <meta:editing-duration>P0D</meta:editing-duration>
    <meta:document-statistic meta:table-count="0" meta:image-count="0" meta:object-count="0" meta:page-count="1" meta:paragraph-count="6" meta:word-count="183" meta:character-count="1208"/>
    <meta:generator>LibreOffice/3.3$Linux LibreOffice_project/330m19$Build-301</meta:generator>
    <meta:user-defined meta:name="Info 1"/>
    <meta:user-defined meta:name="Info 2"/>
    <meta:user-defined meta:name="Info 3"/>
    <meta:user-defined meta:name="Info 4"/>
  </office:meta>
</office:document-meta>
</file>